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dfa9e" officeooo:paragraph-rsid="001dfa9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dfa9e" officeooo:paragraph-rsid="001dfa9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fc1bb" officeooo:paragraph-rsid="001fc1b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553a6" officeooo:paragraph-rsid="002553a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6ef7f" officeooo:paragraph-rsid="0026ef7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8a2af" officeooo:paragraph-rsid="0028a2a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9f235" officeooo:paragraph-rsid="0029f23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ac47f" officeooo:paragraph-rsid="002ac47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f4e67" officeooo:paragraph-rsid="002f4e6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01eaf" officeooo:paragraph-rsid="00301e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01f88" officeooo:paragraph-rsid="00301f88"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02e6e"/>
    </style:style>
    <style:style style:name="T3" style:family="text">
      <style:text-properties officeooo:rsid="0021188f"/>
    </style:style>
    <style:style style:name="T4" style:family="text">
      <style:text-properties officeooo:rsid="0022f24e"/>
    </style:style>
    <style:style style:name="T5" style:family="text">
      <style:text-properties fo:font-weight="bold" officeooo:rsid="0022f24e" style:font-weight-asian="bold" style:font-weight-complex="bold"/>
    </style:style>
    <style:style style:name="T6" style:family="text">
      <style:text-properties fo:font-weight="bold" officeooo:rsid="002cc7e6" style:font-weight-asian="bold" style:font-weight-complex="bold"/>
    </style:style>
    <style:style style:name="T7" style:family="text">
      <style:text-properties officeooo:rsid="0026ef7f"/>
    </style:style>
    <style:style style:name="T8" style:family="text">
      <style:text-properties officeooo:rsid="00301e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id Layout</text:p>
      <text:p text:style-name="P1"/>
      <text:p text:style-name="P2">When defining our rows (and sometimes our columns), we don’t want to set an exact height, we just want it to match the content. This can be done by using the <text:span text:style-name="T1">auto </text:span>keyword. In this case, the row’s height will be dictated by the grid item with the largest height.</text:p>
      <text:p text:style-name="P2"/>
      <text:p text:style-name="P2">If we don’t declare a grid-template-row or if we have more rows than we have defined, <text:span text:style-name="T1">they will default to auto</text:span>. But like flexbox, <text:span text:style-name="T1">grid items stretch by default </text:span>(that is why the auto keyword works, except if the align-items property changes).</text:p>
      <text:p text:style-name="P2"/>
      <text:p text:style-name="P3">When we set up <text:span text:style-name="T1">grid-template-columns</text:span> and <text:span text:style-name="T1">grid-template-rows</text:span>, we are explicitly stating how big they must be. <text:span text:style-name="T2">But sometimes, columns and rows are created automatically. These are implicit rows and columns. </text:span><text:span text:style-name="T3">But how big are these implicit rows and columns? They’ll default to auto (the width and height of the content). </text:span><text:span text:style-name="T4">If we want, we can state how big we want them to be by using </text:span><text:span text:style-name="T5">grid-auto-rows</text:span><text:span text:style-name="T4"> and </text:span><text:span text:style-name="T5">grid-auto-columns</text:span><text:span text:style-name="T4">.</text:span></text:p>
      <text:p text:style-name="P3"/>
      <text:p text:style-name="P4">When assigning a size to our <text:span text:style-name="T1">grid-template-columns</text:span> or <text:span text:style-name="T6">grid-template-</text:span><text:span text:style-name="T1">rows</text:span>, we don’t have to give it a specific size. Using <text:span text:style-name="T1">minmax()</text:span> we can assign them a minimum and maximum size. <text:span text:style-name="T7">We assign the two values inside of the parenthesis, separated by a comma.</text:span></text:p>
      <text:p text:style-name="P4"/>
      <text:p text:style-name="P5">minmax(100px, 300px)</text:p>
      <text:p text:style-name="P5">minmax(3em, 10em)</text:p>
      <text:p text:style-name="P5">minmax(200px, 50%)</text:p>
      <text:p text:style-name="P5"/>
      <text:p text:style-name="P6">The <text:span text:style-name="T1">‘fr’ </text:span>unit is used to distribute a fraction of the available space. By using this for the size of a grid-item, it becomes a flexible item and behaves much like a flex items does when it’s set to flex: 1 1 auto;</text:p>
      <text:p text:style-name="P6"/>
      <text:p text:style-name="P7">Because of how the fr unit works, we cannot use it as the minimum size.</text:p>
      <text:p text:style-name="P7"/>
      <text:p text:style-name="P8"><text:span text:style-name="T1">Max-content</text:span> property keeps all the text on one line.</text:p>
      <text:p text:style-name="P8"/>
      <text:p text:style-name="P9">When defining our template-rows or template-columns, if we have multiple columns that are the same width, we can use <text:span text:style-name="T1">repeat()</text:span>. This makes our lives easier, and can be very useful with the fr unit to quickly make multiple columns that are all the same size. <text:span text:style-name="T8">First, we define how many times we want it to be repeated, and then the size. The two values must be comma separated. For example, if we want to create a four column grid:</text:span></text:p>
      <text:p text:style-name="P9"/>
      <text:p text:style-name="P9">.<text:span text:style-name="T8">example {</text:span></text:p>
      <text:p text:style-name="P9"><text:tab/><text:span text:style-name="T8">display: grid;</text:span></text:p>
      <text:p text:style-name="P9"><text:tab/><text:span text:style-name="T8">grid-template-columns: repeat(4, 300px);</text:span></text:p>
      <text:p text:style-name="P10">}</text:p>
      <text:p text:style-name="P10"/>
      <text:p text:style-name="P11">When using repeat, instead of a set number of times, we can use <text:span text:style-name="T1">auto-fit</text:span> or <text:span text:style-name="T1">auto-fill</text:span> as well. The two of them are different, though the difference can be confusing at first.</text:p>
      <text:p text:style-name="P11"><text:span text:style-name="T1">Auto-fit</text:span> will fit the columns you’ve defined into the available space.</text:p>
      <text:p text:style-name="P11"><text:span text:style-name="T1">Auto-fill</text:span> will keep adding in new columns, even if they are emp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1T17:02:38.045000000</meta:creation-date>
    <dc:date>2025-04-02T16:53:41.984000000</dc:date>
    <meta:editing-duration>PT55M22S</meta:editing-duration>
    <meta:editing-cycles>18</meta:editing-cycles>
    <meta:generator>LibreOffice/24.8.5.2$Windows_X86_64 LibreOffice_project/fddf2685c70b461e7832239a0162a77216259f22</meta:generator>
    <meta:document-statistic meta:table-count="0" meta:image-count="0" meta:object-count="0" meta:page-count="1" meta:paragraph-count="19" meta:word-count="419" meta:character-count="2376" meta:non-whitespace-character-count="1974"/>
  </office:meta>
</office:document-meta>
</file>